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44909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3052" calcext:value-type="float">
            <text:p>107.0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909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55288" calcext:value-type="float">
            <text:p>105.5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909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30248" calcext:value-type="float">
            <text:p>103.3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909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31928" calcext:value-type="float">
            <text:p>101.5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909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2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48392" calcext:value-type="float">
            <text:p>99.1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909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20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1424" calcext:value-type="float">
            <text:p>98.2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909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20888" calcext:value-type="float">
            <text:p>97.0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909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4248" calcext:value-type="float">
            <text:p>96.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909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73672" calcext:value-type="float">
            <text:p>95.67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909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1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1368" calcext:value-type="float">
            <text:p>94.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909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1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2412" calcext:value-type="float">
            <text:p>93.9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909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1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3664" calcext:value-type="float">
            <text:p>93.3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909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1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08096" calcext:value-type="float">
            <text:p>92.20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909</text:p>
          </table:table-cell>
          <table:table-cell office:value-type="string" calcext:value-type="string">
            <text:p>Lazbuddie SE Quad</text:p>
          </table:table-cell>
          <table:table-cell office:value-type="string" calcext:value-type="string">
            <text:p>201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73856" calcext:value-type="float">
            <text:p>92.57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